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5" style:family="graphic" style:parent-style-name="standard">
      <style:graphic-properties draw:fill-color="#fdb94d" draw:textarea-horizontal-align="justify" draw:textarea-vertical-align="middle" draw:auto-grow-height="false" fo:min-height="14.624cm" fo:min-width="6.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3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8" draw:text-style-name="P4" xml:id="id42" draw:id="id42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42" draw:start-glue-point="2" draw:end-shape="id43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43" draw:start-glue-point="2" draw:end-shape="id44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45" draw:id="id45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46" draw:id="id46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44" draw:start-glue-point="2" draw:end-shape="id45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44" draw:start-glue-point="2" draw:end-shape="id46" draw:end-glue-point="3" svg:d="M8591 10932v8188h1094" svg:viewBox="0 0 1095 8189">
          <text:p/>
        </draw:connector>
        <draw:frame draw:style-name="gr8" draw:text-style-name="P4" xml:id="id47" draw:id="id47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44" draw:start-glue-point="2" draw:end-shape="id47" draw:end-glue-point="3" svg:d="M8591 10932v1273h723" svg:viewBox="0 0 724 1274">
          <text:p/>
        </draw:connector>
        <draw:frame draw:style-name="gr8" draw:text-style-name="P4" xml:id="id48" draw:id="id48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45" draw:start-glue-point="2" draw:end-shape="id48" draw:end-glue-point="3" svg:d="M10791 15442v1246h723" svg:viewBox="0 0 724 1247">
          <text:p/>
        </draw:connector>
        <draw:frame draw:style-name="gr8" draw:text-style-name="P4" xml:id="id49" draw:id="id49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46" draw:start-glue-point="2" draw:end-shape="id49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25" draw:text-style-name="P2" draw:layer="layout" svg:width="7.169cm" svg:height="18.261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50" draw:id="id50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2" draw:id="id52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50" draw:start-glue-point="2" draw:end-shape="id51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51" draw:start-glue-point="2" draw:end-shape="id52" draw:end-glue-point="3" svg:d="M14652 14877v1364h699" svg:viewBox="0 0 700 1365">
          <text:p/>
        </draw:connector>
        <draw:frame draw:style-name="gr8" draw:text-style-name="P4" xml:id="id53" draw:id="id53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4" draw:id="id54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53" draw:start-glue-point="2" draw:end-shape="id54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54" draw:start-glue-point="2" draw:end-shape="id55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4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6" draw:id="id56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7" draw:id="id57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56" draw:end-glue-point="3" svg:d="M4189 5025h-6v7384h500" svg:viewBox="0 0 501 7385">
          <text:p/>
        </draw:connector>
        <draw:connector draw:style-name="gr9" draw:text-style-name="P1" draw:layer="layout" svg:x1="5.889cm" svg:y1="13.267cm" svg:x2="6.172cm" svg:y2="14.414cm" draw:start-shape="id56" draw:start-glue-point="2" draw:end-shape="id57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8" draw:id="id58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52" draw:start-glue-point="2" draw:end-shape="id58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9" draw:id="id59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59" draw:end-glue-point="3" svg:d="M14652 14877h-63v6698h762" svg:viewBox="0 0 763 6699">
          <text:p/>
        </draw:connector>
        <draw:frame draw:style-name="gr26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55" draw:start-glue-point="1" draw:end-shape="id52" draw:end-glue-point="0" svg:d="M8436 8204c5414 0 8121 2393 8121 7180" svg:viewBox="0 0 8122 7181">
          <text:p/>
        </draw:connector>
        <draw:frame draw:style-name="gr8" draw:text-style-name="P4" xml:id="id60" draw:id="id60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60" draw:end-glue-point="3" svg:d="M14652 14877h-63v11397h762" svg:viewBox="0 0 763 11398">
          <text:p/>
        </draw:connector>
        <draw:frame draw:style-name="gr8" draw:text-style-name="P4" xml:id="id61" draw:id="id61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59" draw:start-glue-point="2" draw:end-shape="id61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62" draw:id="id62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57" draw:start-glue-point="2" draw:end-shape="id62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11T06:09:04.165360563</dc:date>
    <meta:editing-duration>PT7H47M19S</meta:editing-duration>
    <meta:editing-cycles>25</meta:editing-cycles>
    <meta:generator>LibreOffice/6.0.7.3$Linux_X86_64 LibreOffice_project/00m0$Build-3</meta:generator>
    <meta:document-statistic meta:object-count="219"/>
  </office:meta>
</office:document-meta>
</file>